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style style:name="P3" style:family="paragraph" style:parent-style-name="Standard">
      <loext:graphic-properties draw:fill-gradient-name="gradient" draw:fill-hatch-name="hatch"/>
      <style:paragraph-properties fo:line-height="200%"/>
      <style:text-properties fo:font-weight="bold" officeooo:rsid="000f5cb6" officeooo:paragraph-rsid="000f5cb6" style:font-weight-asian="bold" style:font-weight-complex="bold"/>
    </style:style>
    <style:style style:name="P4" style:family="paragraph" style:parent-style-name="Standard">
      <loext:graphic-properties draw:fill-gradient-name="gradient" draw:fill-hatch-name="hatch"/>
      <style:paragraph-properties fo:line-height="200%"/>
      <style:text-properties officeooo:rsid="000c89e5" officeooo:paragraph-rsid="000c89e5"/>
    </style:style>
    <style:style style:name="P5" style:family="paragraph" style:parent-style-name="Standard">
      <loext:graphic-properties draw:fill-hatch-name="hatch"/>
      <style:paragraph-properties fo:margin-left="0in" fo:margin-right="0in" fo:line-height="200%" fo:text-indent="0in" style:auto-text-indent="true"/>
      <style:text-properties fo:font-weight="normal" officeooo:rsid="000f5cb6" officeooo:paragraph-rsid="000f5cb6" style:font-weight-asian="normal" style:font-weight-complex="normal"/>
    </style:style>
    <style:style style:name="P6" style:family="paragraph" style:parent-style-name="Standard" style:list-style-name="L1">
      <loext:graphic-properties draw:fill-gradient-name="gradient" draw:fill-hatch-name="hatch"/>
      <style:paragraph-properties fo:line-height="200%"/>
      <style:text-properties officeooo:rsid="000d5d6f" officeooo:paragraph-rsid="000d5d6f"/>
    </style:style>
    <style:style style:name="P7" style:family="paragraph" style:parent-style-name="Standard" style:list-style-name="L1">
      <loext:graphic-properties draw:fill-gradient-name="gradient" draw:fill-hatch-name="hatch"/>
      <style:paragraph-properties fo:line-height="200%"/>
      <style:text-properties officeooo:rsid="000c89e5" officeooo:paragraph-rsid="000c89e5"/>
    </style:style>
    <style:style style:name="P8" style:family="paragraph" style:parent-style-name="Standard" style:list-style-name="L1">
      <loext:graphic-properties draw:fill-gradient-name="gradient" draw:fill-hatch-name="hatch"/>
      <style:paragraph-properties fo:line-height="200%"/>
      <style:text-properties officeooo:rsid="000fe542" officeooo:paragraph-rsid="000fe542"/>
    </style:style>
    <style:style style:name="P9" style:family="paragraph" style:parent-style-name="Standard">
      <loext:graphic-properties draw:fill-hatch-name="hatch"/>
      <style:paragraph-properties fo:margin-left="0in" fo:margin-right="0in" fo:line-height="200%" fo:text-indent="0in" style:auto-text-indent="true"/>
      <style:text-properties fo:font-weight="normal" officeooo:rsid="000f5cb6" officeooo:paragraph-rsid="000f5cb6" style:font-weight-asian="normal" style:font-weight-complex="normal"/>
    </style:style>
    <style:style style:name="P10" style:family="paragraph" style:parent-style-name="Standard">
      <loext:graphic-properties draw:fill-hatch-name="hatch"/>
      <style:paragraph-properties fo:margin-left="0in" fo:margin-right="0in" fo:line-height="200%" fo:text-indent="0in" style:auto-text-indent="true"/>
      <style:text-properties fo:font-weight="normal" officeooo:rsid="0010fb48" officeooo:paragraph-rsid="0010fb48"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d5d6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 used <text:span text:style-name="T1">only</text:span> Free Software/Open-Source Software to create <text:span text:style-name="T2">500 Daily Saxophone Etudes.</text:span></text:p>
      <text:list xml:id="list2545067845" text:style-name="L1">
        <text:list-item>
          <text:p text:style-name="P6">MuseScore: <text:a xlink:type="simple" xlink:href="https://musescore.org/en" text:style-name="Internet_20_link" text:visited-style-name="Visited_20_Internet_20_Link">https://musescore.org/en</text:a></text:p>
        </text:list-item>
        <text:list-item>
          <text:p text:style-name="P7">LibreOffice Writer: <text:a xlink:type="simple" xlink:href="https://www.libreoffice.org/" text:style-name="Internet_20_link" text:visited-style-name="Visited_20_Internet_20_Link">https://www.libreoffice.org/</text:a></text:p>
        </text:list-item>
        <text:list-item>
          <text:p text:style-name="P7">GNU Image Manipulation Program: <text:a xlink:type="simple" xlink:href="https://www.gimp.org/" text:style-name="Internet_20_link" text:visited-style-name="Visited_20_Internet_20_Link">https://www.gimp.org/</text:a></text:p>
        </text:list-item>
        <text:list-item>
          <text:p text:style-name="P6">PDF Arranger: <text:a xlink:type="simple" xlink:href="https://github.com/pdfarranger/pdfarranger" text:style-name="Internet_20_link" text:visited-style-name="Visited_20_Internet_20_Link">https://github.com/pdfarranger/pdfarranger</text:a></text:p>
        </text:list-item>
        <text:list-item>
          <text:p text:style-name="P6">Pop!_OS GNU/Linux: <text:a xlink:type="simple" xlink:href="https://pop.system76.com/" text:style-name="Internet_20_link" text:visited-style-name="Visited_20_Internet_20_Link">https://pop.system76.com/</text:a></text:p>
        </text:list-item>
        <text:list-item>
          <text:p text:style-name="P8">Xournal++: <text:a xlink:type="simple" xlink:href="https://xournalpp.github.io/" text:style-name="Internet_20_link" text:visited-style-name="Visited_20_Internet_20_Link">https://xournalpp.github.io/</text:a></text:p>
        </text:list-item>
      </text:list>
      <text:p text:style-name="P4">______________________________________________________________________________</text:p>
      <text:p text:style-name="P4">About Free Software: <text:a xlink:type="simple" xlink:href="https://en.wikipedia.org/wiki/Free_software" text:style-name="Internet_20_link" text:visited-style-name="Visited_20_Internet_20_Link">https://en.wikipedia.org/wiki/Free_software</text:a></text:p>
      <text:p text:style-name="P4">______________________________________________________________________________</text:p>
      <text:p text:style-name="P3">License:</text:p>
      <text:p text:style-name="P5">This entire book is Free Software/Open-Source, licensed under the Creative Commons Attribution 4.0 International (CC BY 4.0) License, with the exception of “Altissimo Fingerings for Alto Saxophone”, which is under the copyright of Professor Christopher Barrick. “Altissimo Fingerings for Alto Saxophone” was included in this book with Professor Barrick’s permission.</text:p>
      <text:p text:style-name="P5">You can view the CC BY 4.0 License here: <text:a xlink:type="simple" xlink:href="https://creativecommons.org/licenses/by/4.0/" text:style-name="Internet_20_link" text:visited-style-name="Visited_20_Internet_20_Link">https://creativecommons.org/licenses/by/4.0/</text:a></text:p>
      <text:p text:style-name="P5">The source files for this book are available for download here: <text:a xlink:type="simple" xlink:href="https://github.com/RexDjere/500_Daily_Saxophone_Etudes" text:style-name="Internet_20_link" text:visited-style-name="Visited_20_Internet_20_Link">https://github.com/RexDjere/500_Daily_Saxophone_Etudes</text:a></text:p>
      <text:p text:style-name="P10">The 500 scores in this book are also available in this MuseScore.com set:</text:p>
      <text:p text:style-name="P10"><text:a xlink:type="simple" xlink:href="https://musescore.com/user/18100066/sets/6378790" text:style-name="Internet_20_link" text:visited-style-name="Visited_20_Internet_20_Link">https://musescore.com/user/18100066/sets/6378790</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M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500 Daily Saxophone Etudes</text:p>
        <text:p text:style-name="MP2">Free Software Use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1:13:13.924013077</meta:creation-date>
    <dc:date>2023-08-03T21:11:22.306510618</dc:date>
    <meta:editing-duration>PT29M44S</meta:editing-duration>
    <meta:editing-cycles>9</meta:editing-cycles>
    <meta:generator>LibreOffice/7.3.7.2$Linux_X86_64 LibreOffice_project/30$Build-2</meta:generator>
    <meta:document-statistic meta:table-count="0" meta:image-count="0" meta:object-count="0" meta:page-count="1" meta:paragraph-count="18" meta:word-count="136" meta:character-count="1327" meta:non-whitespace-character-count="1215"/>
  </office:meta>
</office:document-meta>
</file>